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d245" officeooo:paragraph-rsid="0011d2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do a spitch</text:p>
      <text:p text:style-name="P1"><text:tab/>introduice yourself with team and name</text:p>
      <text:p text:style-name="P1"><text:tab/>present concept</text:p>
      <text:p text:style-name="P1"><text:tab/>paint/game identify a problem/demand <text:s text:c="2"/>m</text:p>
      <text:p text:style-name="P1"><text:tab/>how is it gonna work <text:s text:c="3"/>cenario <text:s text:c="3"/>gameplay</text:p>
      <text:p text:style-name="P1"><text:tab/>game unique <text:s text:c="3"/>what exist and yours USP</text:p>
      <text:p text:style-name="P1"><text:tab/>show some traction <text:s text:c="4"/>say teams, whats is prepare</text:p>
      <text:p text:style-name="P1"><text:tab/>the ask investment</text:p>
      <text:p text:style-name="P1"/>
      <text:p text:style-name="P1"><text:tab/>videogame pitch deck template</text:p>
      <text:p text:style-name="P1"><text:tab/>concept by AI</text:p>
      <text:p text:style-name="P1">envoyer un message quand j’ai une idée</text:p>
      <text:p text:style-name="P1">26 march</text:p>
      <text:p text:style-name="P1"/>
      <text:p text:style-name="P1">how to sell to investor</text:p>
      <text:p text:style-name="P1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3:42:12.679206707</meta:creation-date>
    <dc:date>2024-02-29T13:54:10.886125307</dc:date>
    <meta:editing-duration>PT11M59S</meta:editing-duration>
    <meta:editing-cycles>1</meta:editing-cycles>
    <meta:document-statistic meta:table-count="0" meta:image-count="0" meta:object-count="0" meta:page-count="1" meta:paragraph-count="14" meta:word-count="64" meta:character-count="382" meta:non-whitespace-character-count="306"/>
    <meta:generator>LibreOffice/7.5.9.2$Linux_X86_64 LibreOffice_project/50$Build-2</meta:generator>
  </office:meta>
</office:document-meta>
</file>